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Task.resolveExecutable( String exec , boolean mustSearchPat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ExecTask.setTimeout( Inte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isValidO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ecTask.checkConfigurati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ecTask.setFailIfExecutionFails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setNewenvironment( boolean new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Executab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addConfiguredRedirector( RedirectorElement redirector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Task.runExecute( Execute ex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ecTask.setErrorProperty( String error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Exec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ecTask.setSpawn( boolean spa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ResolveExecutable( boolean resolveExec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prepareExe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ecTask.setVMLauncher( boolean vm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Timeou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maybeSetResultPropertyValue( in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Task.setLogError( boolean log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get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log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ecTask.addEnv( Environment . 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createWatchd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getOs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Error( Fi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setup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Task.getPath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runExec( Execute ex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ecTask.setOutputproperty( String output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ExecTask( Task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Dir( Fil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SearchPath( boolean search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getResolve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Output( Fi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setResultProperty( String resul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creat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OsFamily( String osFam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Os( String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setInputString( String inpu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Task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setFailonerror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creat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Task.isPath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ecTask.setInput( File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Task.setCommand( Commandline cm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